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4.8937in" svg:height="4.7953in" svg:x="0.835in" svg:y="28.1673in">
            <draw:object draw:notify-on-update-of-ranges="Sheet1.A1:Sheet1.A207 Sheet1.B1:Sheet1.B20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3.1492in" svg:height="2.7555in" svg:x="1.7244in" svg:y="26.1579in">
            <draw:object draw:notify-on-update-of-ranges="Sheet1.A1:Sheet1.A207 Sheet1.C1:Sheet1.C2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table:formula="of:=([.A1]-[.B1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2]-[.B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3]-[.B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table:formula="of:=([.A4]-[.B4])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table:formula="of:=([.A5]-[.B5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9.2">
            <text:p>9.2</text:p>
          </table:table-cell>
          <table:table-cell table:formula="of:=([.A6]-[.B6])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8.9">
            <text:p>8.9</text:p>
          </table:table-cell>
          <table:table-cell table:formula="of:=([.A7]-[.B7])" office:value-type="float" office:value="0.199999999999999">
            <text:p>0.2</text:p>
          </table:table-cell>
          <table:table-cell/>
        </table:table-row>
        <table:table-row table:style-name="ro1">
          <table:table-cell table:number-columns-repeated="2" office:value-type="float" office:value="8.9">
            <text:p>8.9</text:p>
          </table:table-cell>
          <table:table-cell table:formula="of:=([.A8]-[.B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table:formula="of:=([.A9]-[.B9])" office:value-type="float" office:value="0.200000000000001">
            <text:p>0.2</text:p>
          </table:table-cell>
          <table:table-cell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8.1">
            <text:p>8.1</text:p>
          </table:table-cell>
          <table:table-cell table:formula="of:=([.A10]-[.B10])" office:value-type="float" office:value="0.6">
            <text:p>0.6</text:p>
          </table:table-cell>
          <table:table-cell/>
        </table:table-row>
        <table:table-row table:style-name="ro1">
          <table:table-cell table:number-columns-repeated="2" office:value-type="float" office:value="8.6">
            <text:p>8.6</text:p>
          </table:table-cell>
          <table:table-cell table:formula="of:=([.A11]-[.B1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7.8">
            <text:p>7.8</text:p>
          </table:table-cell>
          <table:table-cell table:formula="of:=([.A12]-[.B1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7.5">
            <text:p>7.5</text:p>
          </table:table-cell>
          <table:table-cell table:formula="of:=([.A13]-[.B13])" office:value-type="float" office:value="0.2">
            <text:p>0.2</text:p>
          </table:table-cell>
          <table:table-cell/>
        </table:table-row>
        <table:table-row table:style-name="ro1">
          <table:table-cell table:number-columns-repeated="2" office:value-type="float" office:value="7.4">
            <text:p>7.4</text:p>
          </table:table-cell>
          <table:table-cell table:formula="of:=([.A14]-[.B1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table:formula="of:=([.A15]-[.B15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16]-[.B16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table:formula="of:=([.A17]-[.B17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6.1">
            <text:p>6.1</text:p>
          </table:table-cell>
          <table:table-cell table:formula="of:=([.A18]-[.B18]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table:formula="of:=([.A19]-[.B19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table:formula="of:=([.A20]-[.B20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6.4">
            <text:p>6.4</text:p>
          </table:table-cell>
          <table:table-cell table:formula="of:=([.A21]-[.B2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6.2">
            <text:p>6.2</text:p>
          </table:table-cell>
          <table:table-cell table:formula="of:=([.A22]-[.B2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5.5">
            <text:p>5.5</text:p>
          </table:table-cell>
          <table:table-cell table:formula="of:=([.A23]-[.B23])"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6.1">
            <text:p>6.1</text:p>
          </table:table-cell>
          <table:table-cell table:formula="of:=([.A24]-[.B24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table:formula="of:=([.A25]-[.B25])" office:value-type="float" office:value="0.2">
            <text:p>0.2</text:p>
          </table:table-cell>
          <table:table-cell/>
        </table:table-row>
        <table:table-row table:style-name="ro1">
          <table:table-cell table:number-columns-repeated="2" office:value-type="float" office:value="6.1">
            <text:p>6.1</text:p>
          </table:table-cell>
          <table:table-cell table:formula="of:=([.A26]-[.B2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table:formula="of:=([.A27]-[.B27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3">
            <text:p>5.3</text:p>
          </table:table-cell>
          <table:table-cell table:formula="of:=([.A28]-[.B28])" office:value-type="float" office:value="0.7">
            <text:p>0.7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formula="of:=([.A29]-[.B2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table:formula="of:=([.A30]-[.B30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4.5">
            <text:p>4.5</text:p>
          </table:table-cell>
          <table:table-cell table:formula="of:=([.A31]-[.B31])"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table:formula="of:=([.A32]-[.B32])"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3.7">
            <text:p>3.7</text:p>
          </table:table-cell>
          <table:table-cell table:formula="of:=([.A33]-[.B33])" office:value-type="float" office:value="2.1">
            <text:p>2.1</text:p>
          </table:table-cell>
          <table:table-cell/>
        </table:table-row>
        <table:table-row table:style-name="ro1">
          <table:table-cell table:number-columns-repeated="2" office:value-type="float" office:value="5.6">
            <text:p>5.6</text:p>
          </table:table-cell>
          <table:table-cell table:formula="of:=([.A34]-[.B3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.6">
            <text:p>5.6</text:p>
          </table:table-cell>
          <table:table-cell table:formula="of:=([.A35]-[.B35])" office:value-type="float" office:value="-0.0999999999999996">
            <text:p>-0.1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5.3">
            <text:p>5.3</text:p>
          </table:table-cell>
          <table:table-cell table:formula="of:=([.A36]-[.B36])" office:value-type="float" office:value="0.100000000000001">
            <text:p>0.1</text:p>
          </table:table-cell>
          <table:table-cell/>
        </table:table-row>
        <table:table-row table:style-name="ro1">
          <table:table-cell table:number-columns-repeated="2" office:value-type="float" office:value="5.4">
            <text:p>5.4</text:p>
          </table:table-cell>
          <table:table-cell table:formula="of:=([.A37]-[.B3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formula="of:=([.A38]-[.B38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5.2">
            <text:p>5.2</text:p>
          </table:table-cell>
          <table:table-cell table:formula="of:=([.A39]-[.B3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.2">
            <text:p>5.2</text:p>
          </table:table-cell>
          <table:table-cell table:formula="of:=([.A40]-[.B4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.2">
            <text:p>5.2</text:p>
          </table:table-cell>
          <table:table-cell table:formula="of:=([.A41]-[.B4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5.1">
            <text:p>5.1</text:p>
          </table:table-cell>
          <table:table-cell table:formula="of:=([.A42]-[.B4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table:formula="of:=([.A43]-[.B43])" office:value-type="float" office:value="0.0999999999999996">
            <text:p>0.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table:formula="of:=([.A44]-[.B44])" office:value-type="float" office:value="0.2">
            <text:p>0.2</text:p>
          </table:table-cell>
          <table:table-cell/>
        </table:table-row>
        <table:table-row table:style-name="ro1">
          <table:table-cell table:number-columns-repeated="2" office:value-type="float" office:value="4.9">
            <text:p>4.9</text:p>
          </table:table-cell>
          <table:table-cell table:formula="of:=([.A45]-[.B45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.9">
            <text:p>4.9</text:p>
          </table:table-cell>
          <table:table-cell table:formula="of:=([.A46]-[.B4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.9">
            <text:p>4.9</text:p>
          </table:table-cell>
          <table:table-cell table:formula="of:=([.A47]-[.B4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table:formula="of:=([.A48]-[.B48])" office:value-type="float" office:value="-0.0999999999999996">
            <text:p>-0.1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table:formula="of:=([.A49]-[.B49])" office:value-type="float" office:value="0.2">
            <text:p>0.2</text:p>
          </table:table-cell>
          <table:table-cell/>
        </table:table-row>
        <table:table-row table:style-name="ro1">
          <table:table-cell table:number-columns-repeated="2" office:value-type="float" office:value="4.8">
            <text:p>4.8</text:p>
          </table:table-cell>
          <table:table-cell table:formula="of:=([.A50]-[.B5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formula="of:=([.A51]-[.B51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4.8">
            <text:p>4.8</text:p>
          </table:table-cell>
          <table:table-cell table:formula="of:=([.A52]-[.B5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table:formula="of:=([.A53]-[.B53])" office:value-type="float" office:value="-0.100000000000001">
            <text:p>-0.1</text:p>
          </table:table-cell>
          <table:table-cell/>
        </table:table-row>
        <table:table-row table:style-name="ro1">
          <table:table-cell table:number-columns-repeated="2" office:value-type="float" office:value="4.8">
            <text:p>4.8</text:p>
          </table:table-cell>
          <table:table-cell table:formula="of:=([.A54]-[.B5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.7">
            <text:p>4.7</text:p>
          </table:table-cell>
          <table:table-cell table:formula="of:=([.A55]-[.B5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table:formula="of:=([.A56]-[.B56])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table:formula="of:=([.A57]-[.B57])" office:value-type="float" office:value="-0.100000000000001">
            <text:p>-0.1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table:formula="of:=([.A58]-[.B58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4.5">
            <text:p>4.5</text:p>
          </table:table-cell>
          <table:table-cell table:formula="of:=([.A59]-[.B5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.4">
            <text:p>4.4</text:p>
          </table:table-cell>
          <table:table-cell table:formula="of:=([.A60]-[.B6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table:formula="of:=([.A61]-[.B61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table:formula="of:=([.A62]-[.B62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table:formula="of:=([.A63]-[.B63])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table:formula="of:=([.A64]-[.B64])" office:value-type="float" office:value="-0.100000000000001">
            <text:p>-0.1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table:formula="of:=([.A65]-[.B65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table:formula="of:=([.A66]-[.B66])" office:value-type="float" office:value="0.100000000000001">
            <text:p>0.1</text:p>
          </table:table-cell>
          <table:table-cell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table:formula="of:=([.A67]-[.B67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4.1">
            <text:p>4.1</text:p>
          </table:table-cell>
          <table:table-cell table:formula="of:=([.A68]-[.B6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4.4">
            <text:p>4.4</text:p>
          </table:table-cell>
          <table:table-cell table:formula="of:=([.A69]-[.B69])" office:value-type="float" office:value="-0.300000000000001">
            <text:p>-0.3</text:p>
          </table:table-cell>
          <table:table-cell/>
        </table:table-row>
        <table:table-row table:style-name="ro1">
          <table:table-cell table:number-columns-repeated="2" office:value-type="float" office:value="4.1">
            <text:p>4.1</text:p>
          </table:table-cell>
          <table:table-cell table:formula="of:=([.A70]-[.B7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([.A71]-[.B7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([.A72]-[.B7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([.A73]-[.B7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table:formula="of:=([.A74]-[.B74])" office:value-type="float" office:value="1.1">
            <text:p>1.1</text:p>
          </table:table-cell>
          <table:table-cell/>
        </table:table-row>
        <table:table-row table:style-name="ro1">
          <table:table-cell table:number-columns-repeated="2" office:value-type="float" office:value="3.9">
            <text:p>3.9</text:p>
          </table:table-cell>
          <table:table-cell table:formula="of:=([.A75]-[.B7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table:formula="of:=([.A76]-[.B76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8">
            <text:p>3.8</text:p>
          </table:table-cell>
          <table:table-cell table:formula="of:=([.A77]-[.B7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.8">
            <text:p>3.8</text:p>
          </table:table-cell>
          <table:table-cell table:formula="of:=([.A78]-[.B7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table:formula="of:=([.A79]-[.B79])" office:value-type="float" office:value="0.0999999999999996">
            <text:p>0.1</text:p>
          </table:table-cell>
          <table:table-cell/>
        </table:table-row>
        <table:table-row table:style-name="ro1">
          <table:table-cell table:number-columns-repeated="2" office:value-type="float" office:value="3.8">
            <text:p>3.8</text:p>
          </table:table-cell>
          <table:table-cell table:formula="of:=([.A80]-[.B8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.8">
            <text:p>3.8</text:p>
          </table:table-cell>
          <table:table-cell table:formula="of:=([.A81]-[.B8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.7">
            <text:p>3.7</text:p>
          </table:table-cell>
          <table:table-cell table:formula="of:=([.A82]-[.B8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  <table:table-cell table:formula="of:=([.A83]-[.B83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7">
            <text:p>3.7</text:p>
          </table:table-cell>
          <table:table-cell table:formula="of:=([.A84]-[.B8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.7">
            <text:p>3.7</text:p>
          </table:table-cell>
          <table:table-cell table:formula="of:=([.A85]-[.B8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  <table:table-cell table:formula="of:=([.A86]-[.B86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  <table:table-cell table:formula="of:=([.A87]-[.B87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6">
            <text:p>3.6</text:p>
          </table:table-cell>
          <table:table-cell table:formula="of:=([.A88]-[.B8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([.A89]-[.B89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5">
            <text:p>3.5</text:p>
          </table:table-cell>
          <table:table-cell table:formula="of:=([.A90]-[.B9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6">
            <text:p>3.6</text:p>
          </table:table-cell>
          <table:table-cell table:formula="of:=([.A91]-[.B91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table:formula="of:=([.A92]-[.B92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4">
            <text:p>3.4</text:p>
          </table:table-cell>
          <table:table-cell table:formula="of:=([.A93]-[.B9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table:formula="of:=([.A94]-[.B94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table:formula="of:=([.A95]-[.B95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table:formula="of:=([.A96]-[.B96])" office:value-type="float" office:value="0.3">
            <text:p>0.3</text:p>
          </table:table-cell>
          <table:table-cell/>
        </table:table-row>
        <table:table-row table:style-name="ro1">
          <table:table-cell table:number-columns-repeated="2" office:value-type="float" office:value="3.3">
            <text:p>3.3</text:p>
          </table:table-cell>
          <table:table-cell table:formula="of:=([.A97]-[.B9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.9">
            <text:p>2.9</text:p>
          </table:table-cell>
          <table:table-cell table:formula="of:=([.A98]-[.B98])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5">
            <text:p>3.5</text:p>
          </table:table-cell>
          <table:table-cell table:formula="of:=([.A99]-[.B99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3.3">
            <text:p>3.3</text:p>
          </table:table-cell>
          <table:table-cell table:formula="of:=([.A100]-[.B10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table:formula="of:=([.A101]-[.B101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table:formula="of:=([.A102]-[.B102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.2">
            <text:p>3.2</text:p>
          </table:table-cell>
          <table:table-cell table:formula="of:=([.A103]-[.B10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.2">
            <text:p>3.2</text:p>
          </table:table-cell>
          <table:table-cell table:formula="of:=([.A104]-[.B10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table:formula="of:=([.A105]-[.B105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table:formula="of:=([.A106]-[.B106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3.1">
            <text:p>3.1</text:p>
          </table:table-cell>
          <table:table-cell table:formula="of:=([.A107]-[.B10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08]-[.B10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09]-[.B10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0]-[.B11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1]-[.B11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2]-[.B11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3]-[.B11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table:formula="of:=([.A114]-[.B114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([.A115]-[.B115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6]-[.B11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([.A117]-[.B11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([.A118]-[.B118]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formula="of:=([.A119]-[.B119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2.9">
            <text:p>2.9</text:p>
          </table:table-cell>
          <table:table-cell table:formula="of:=([.A120]-[.B12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table:formula="of:=([.A121]-[.B121])" office:value-type="float" office:value="0.6">
            <text:p>0.6</text:p>
          </table:table-cell>
          <table:table-cell/>
        </table:table-row>
        <table:table-row table:style-name="ro1">
          <table:table-cell table:number-columns-repeated="2" office:value-type="float" office:value="2.8">
            <text:p>2.8</text:p>
          </table:table-cell>
          <table:table-cell table:formula="of:=([.A122]-[.B12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8">
            <text:p>2.8</text:p>
          </table:table-cell>
          <table:table-cell table:formula="of:=([.A123]-[.B123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8">
            <text:p>2.8</text:p>
          </table:table-cell>
          <table:table-cell table:formula="of:=([.A124]-[.B12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8">
            <text:p>2.8</text:p>
          </table:table-cell>
          <table:table-cell table:formula="of:=([.A125]-[.B12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table:formula="of:=([.A126]-[.B126])"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table:formula="of:=([.A127]-[.B127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2.6">
            <text:p>2.6</text:p>
          </table:table-cell>
          <table:table-cell table:formula="of:=([.A128]-[.B12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table:formula="of:=([.A129]-[.B129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table:formula="of:=([.A130]-[.B130])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table:formula="of:=([.A131]-[.B131])" office:value-type="float" office:value="0.3">
            <text:p>0.3</text:p>
          </table:table-cell>
          <table:table-cell/>
        </table:table-row>
        <table:table-row table:style-name="ro1">
          <table:table-cell table:number-columns-repeated="2" office:value-type="float" office:value="2.5">
            <text:p>2.5</text:p>
          </table:table-cell>
          <table:table-cell table:formula="of:=([.A132]-[.B132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5">
            <text:p>2.5</text:p>
          </table:table-cell>
          <table:table-cell table:formula="of:=([.A133]-[.B13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formula="of:=([.A134]-[.B134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formula="of:=([.A135]-[.B135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2.4">
            <text:p>2.4</text:p>
          </table:table-cell>
          <table:table-cell table:formula="of:=([.A136]-[.B13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formula="of:=([.A137]-[.B137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2.4">
            <text:p>2.4</text:p>
          </table:table-cell>
          <table:table-cell table:formula="of:=([.A138]-[.B13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4">
            <text:p>2.4</text:p>
          </table:table-cell>
          <table:table-cell table:formula="of:=([.A139]-[.B139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3">
            <text:p>2.3</text:p>
          </table:table-cell>
          <table:table-cell table:formula="of:=([.A140]-[.B14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table:formula="of:=([.A141]-[.B141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2.3">
            <text:p>2.3</text:p>
          </table:table-cell>
          <table:table-cell table:formula="of:=([.A142]-[.B14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formula="of:=([.A143]-[.B143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2.2">
            <text:p>2.2</text:p>
          </table:table-cell>
          <table:table-cell table:formula="of:=([.A144]-[.B14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formula="of:=([.A145]-[.B145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2.1">
            <text:p>2.1</text:p>
          </table:table-cell>
          <table:table-cell table:formula="of:=([.A146]-[.B146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1">
            <text:p>2.1</text:p>
          </table:table-cell>
          <table:table-cell table:formula="of:=([.A147]-[.B14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.1">
            <text:p>2.1</text:p>
          </table:table-cell>
          <table:table-cell table:formula="of:=([.A148]-[.B14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table:formula="of:=([.A149]-[.B149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2.1">
            <text:p>2.1</text:p>
          </table:table-cell>
          <table:table-cell table:formula="of:=([.A150]-[.B150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([.A151]-[.B151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([.A152]-[.B15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table:formula="of:=([.A153]-[.B153])" office:value-type="float" office:value="0.0999999999999999">
            <text:p>0.1</text:p>
          </table:table-cell>
          <table:table-cell/>
        </table:table-row>
        <table:table-row table:style-name="ro1">
          <table:table-cell table:number-columns-repeated="2" office:value-type="float" office:value="1.9">
            <text:p>1.9</text:p>
          </table:table-cell>
          <table:table-cell table:formula="of:=([.A154]-[.B15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table:formula="of:=([.A155]-[.B155])" office:value-type="float" office:value="0.7">
            <text:p>0.7</text:p>
          </table:table-cell>
          <table:table-cell/>
        </table:table-row>
        <table:table-row table:style-name="ro1">
          <table:table-cell table:number-columns-repeated="2" office:value-type="float" office:value="1.8">
            <text:p>1.8</text:p>
          </table:table-cell>
          <table:table-cell table:formula="of:=([.A156]-[.B15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table:formula="of:=([.A157]-[.B157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table:formula="of:=([.A158]-[.B158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table:formula="of:=([.A159]-[.B159])"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table:formula="of:=([.A160]-[.B160])"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table:formula="of:=([.A161]-[.B161])" office:value-type="float" office:value="-0.2">
            <text:p>-0.2</text:p>
          </table:table-cell>
          <table:table-cell/>
        </table:table-row>
        <table:table-row table:style-name="ro1">
          <table:table-cell table:number-columns-repeated="2" office:value-type="float" office:value="1.8">
            <text:p>1.8</text:p>
          </table:table-cell>
          <table:table-cell table:formula="of:=([.A162]-[.B16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formula="of:=([.A163]-[.B163])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table:formula="of:=([.A164]-[.B164])" office:value-type="float" office:value="0.0999999999999999">
            <text:p>0.1</text:p>
          </table:table-cell>
          <table:table-cell/>
        </table:table-row>
        <table:table-row table:style-name="ro1">
          <table:table-cell table:number-columns-repeated="2" office:value-type="float" office:value="1.7">
            <text:p>1.7</text:p>
          </table:table-cell>
          <table:table-cell table:formula="of:=([.A165]-[.B16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formula="of:=([.A166]-[.B166])"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table:formula="of:=([.A167]-[.B167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1.7">
            <text:p>1.7</text:p>
          </table:table-cell>
          <table:table-cell table:formula="of:=([.A168]-[.B16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table:formula="of:=([.A169]-[.B169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table:formula="of:=([.A170]-[.B170])" office:value-type="float" office:value="-0.0999999999999999">
            <text:p>-0.1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formula="of:=([.A171]-[.B171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1.6">
            <text:p>1.6</text:p>
          </table:table-cell>
          <table:table-cell table:formula="of:=([.A172]-[.B17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formula="of:=([.A173]-[.B173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1.6">
            <text:p>1.6</text:p>
          </table:table-cell>
          <table:table-cell table:formula="of:=([.A174]-[.B174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.5">
            <text:p>1.5</text:p>
          </table:table-cell>
          <table:table-cell table:formula="of:=([.A175]-[.B17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table:formula="of:=([.A176]-[.B176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table:formula="of:=([.A177]-[.B177])"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formula="of:=([.A178]-[.B178])" office:value-type="float" office:value="0.2">
            <text:p>0.2</text:p>
          </table:table-cell>
          <table:table-cell/>
        </table:table-row>
        <table:table-row table:style-name="ro1">
          <table:table-cell table:number-columns-repeated="2" office:value-type="float" office:value="1.4">
            <text:p>1.4</text:p>
          </table:table-cell>
          <table:table-cell table:formula="of:=([.A179]-[.B17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table:formula="of:=([.A180]-[.B180])"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table:formula="of:=([.A181]-[.B181])"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table:formula="of:=([.A182]-[.B182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formula="of:=([.A183]-[.B183])" office:value-type="float" office:value="0.3">
            <text:p>0.3</text:p>
          </table:table-cell>
          <table:table-cell/>
        </table:table-row>
        <table:table-row table:style-name="ro1">
          <table:table-cell table:number-columns-repeated="2" office:value-type="float" office:value="1.3">
            <text:p>1.3</text:p>
          </table:table-cell>
          <table:table-cell table:formula="of:=([.A184]-[.B18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table:formula="of:=([.A185]-[.B185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table:formula="of:=([.A186]-[.B186])"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table:formula="of:=([.A187]-[.B187])" office:value-type="float" office:value="0.0999999999999999">
            <text:p>0.1</text:p>
          </table:table-cell>
          <table:table-cell/>
        </table:table-row>
        <table:table-row table:style-name="ro1">
          <table:table-cell table:number-columns-repeated="2" office:value-type="float" office:value="1.2">
            <text:p>1.2</text:p>
          </table:table-cell>
          <table:table-cell table:formula="of:=([.A188]-[.B18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table:formula="of:=([.A189]-[.B189])" office:value-type="float" office:value="0.0999999999999999">
            <text:p>0.1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8">
            <text:p>1.8</text:p>
          </table:table-cell>
          <table:table-cell table:formula="of:=([.A190]-[.B190])"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([.A191]-[.B191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formula="of:=([.A192]-[.B192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formula="of:=([.A193]-[.B193])"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formula="of:=([.A194]-[.B194])" office:value-type="float" office:value="-0.4">
            <text:p>-0.4</text:p>
          </table:table-cell>
          <table:table-cell/>
        </table:table-row>
        <table:table-row table:style-name="ro1">
          <table:table-cell table:number-columns-repeated="2" office:value-type="float" office:value="0.8">
            <text:p>0.8</text:p>
          </table:table-cell>
          <table:table-cell table:formula="of:=([.A195]-[.B19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table:formula="of:=([.A196]-[.B196])" office:value-type="float" office:value="0.1">
            <text:p>0.1</text:p>
          </table:table-cell>
          <table:table-cell/>
        </table:table-row>
        <table:table-row table:style-name="ro1">
          <table:table-cell table:number-columns-repeated="2" office:value-type="float" office:value="0.8">
            <text:p>0.8</text:p>
          </table:table-cell>
          <table:table-cell table:formula="of:=([.A197]-[.B197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8">
            <text:p>0.8</text:p>
          </table:table-cell>
          <table:table-cell table:formula="of:=([.A198]-[.B198]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8">
            <text:p>0.8</text:p>
          </table:table-cell>
          <table:table-cell table:formula="of:=([.A199]-[.B19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formula="of:=([.A200]-[.B200])" office:value-type="float" office:value="-0.1">
            <text:p>-0.1</text:p>
          </table:table-cell>
          <table:table-cell/>
        </table:table-row>
        <table:table-row table:style-name="ro1">
          <table:table-cell table:number-columns-repeated="2" office:value-type="float" office:value="0.8">
            <text:p>0.8</text:p>
          </table:table-cell>
          <table:table-cell table:formula="of:=([.A201]-[.B20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formula="of:=([.A202]-[.B202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formula="of:=([.A203]-[.B203])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table:formula="of:=([.A204]-[.B204])" office:value-type="float" office:value="-0.6">
            <text:p>-0.6</text:p>
          </table:table-cell>
          <table:table-cell/>
        </table:table-row>
        <table:table-row table:style-name="ro1">
          <table:table-cell table:number-columns-repeated="2" office:value-type="float" office:value="0.5">
            <text:p>0.5</text:p>
          </table:table-cell>
          <table:table-cell table:formula="of:=([.A205]-[.B20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formula="of:=([.A206]-[.B206])"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formula="of:=([.A207]-[.B207])" office:value-type="float" office:value="-0.2">
            <text:p>-0.2</text:p>
          </table:table-cell>
          <table:table-cell table:formula="of:=STDEV([.C1:.C207])" office:value-type="float" office:value="0.280921750952218">
            <text:p>0.28</text:p>
          </table:table-cell>
        </table:table-row>
      </table:table>
      <table:database-ranges>
        <table:database-range table:target-range-address="Sheet1.A1:Sheet1.C655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5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5-15T15:13:48</dc:date>
    <dc:creator>Robert Grumbine</dc:creator>
    <meta:document-statistic meta:table-count="1" meta:cell-count="622" meta:object-count="2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41cm" svg:y="3.218cm" chart:style-name="ch2"/>
        <chart:plot-area chart:style-name="ch3" table:cell-range-address="Sheet1.A1:Sheet1.A207 Sheet1.C1:Sheet1.C207" svg:x="0.16cm" svg:y="0.14cm" svg:width="5.52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07" chart:class="chart:scatter">
            <chart:domain table:cell-range-address="Sheet1.A1:Sheet1.A207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">
                <text:p text:id="Sheet1.A1:Sheet1.A207">12.9</text:p>
              </table:table-cell>
              <table:table-cell office:value-type="float" office:value="0.0999999999999996">
                <text:p text:id="Sheet1.C1:Sheet1.C207">0.09999999999999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">
                <text:p>10.2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">
                <text:p>9.1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">
                <text:p>8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">
                <text:p>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">
                <text:p>6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">
                <text:p>6.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">
                <text:p>6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">
                <text:p>6.1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">
                <text:p>5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">
                <text:p>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">
                <text:p>5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">
                <text:p>5.5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">
                <text:p>5.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">
                <text:p>5.3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">
                <text:p>4.9</text:p>
              </table:table-cell>
              <table:table-cell office:value-type="float" office:value="-0.0999999999999996">
                <text:p>-0.099999999999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">
                <text:p>4.8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">
                <text:p>4.8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">
                <text:p>4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">
                <text:p>4.6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">
                <text:p>4.5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">
                <text:p>4.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">
                <text:p>4.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">
                <text:p>4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">
                <text:p>4.3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">
                <text:p>4.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">
                <text:p>4.2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">
                <text:p>4.1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">
                <text:p>4.1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">
                <text:p>3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">
                <text:p>3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">
                <text:p>3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">
                <text:p>3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">
                <text:p>3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">
                <text:p>3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">
                <text:p>3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">
                <text:p>3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">
                <text:p>3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">
                <text:p>2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">
                <text:p>2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">
                <text:p>2.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">
                <text:p>2.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">
                <text:p>2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">
                <text:p>2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">
                <text:p>2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">
                <text:p>2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">
                <text:p>2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">
                <text:p>2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">
                <text:p>2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">
                <text:p>2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">
                <text:p>2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">
                <text:p>1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">
                <text:p>1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">
                <text:p>1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">
                <text:p>1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">
                <text:p>1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">
                <text:p>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">
                <text:p>1.7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">
                <text:p>1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">
                <text:p>1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">
                <text:p>1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">
                <text:p>1.6</text:p>
              </table:table-cell>
              <table:table-cell office:value-type="float" office:value="-0.0999999999999999">
                <text:p>-0.09999999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">
                <text:p>1.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">
                <text:p>1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">
                <text:p>1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">
                <text:p>1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">
                <text:p>1.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">
                <text:p>1.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">
                <text:p>1.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431cm" svg:height="12.181cm" chart:class="chart:scatter" chart:style-name="ch1">
        <chart:legend chart:legend-position="end" svg:x="9.099cm" svg:y="5.462cm" chart:style-name="ch2"/>
        <chart:plot-area chart:style-name="ch3" table:cell-range-address="Sheet1.A1:Sheet1.B207" svg:x="0.248cm" svg:y="0.243cm" svg:width="8.604cm" svg:height="11.4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7" chart:class="chart:scatter">
            <chart:domain table:cell-range-address="Sheet1.A1:Sheet1.A207"/>
            <chart:regression-curve chart:style-name="ch7">
              <chart:equation chart:display-r-square="true"/>
            </chart:regression-curve>
            <chart:data-point chart:repeated="2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">
                <text:p text:id="Sheet1.A1:Sheet1.A207">12.9</text:p>
              </table:table-cell>
              <table:table-cell office:value-type="float" office:value="12.8">
                <text:p text:id="Sheet1.B1:Sheet1.B207">1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">
                <text:p>10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">
                <text:p>10.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">
                <text:p>9.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">
                <text:p>8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">
                <text:p>6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">
                <text:p>5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">
                <text:p>5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">
                <text:p>5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">
                <text:p>5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">
                <text:p>4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">
                <text:p>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">
                <text:p>4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">
                <text:p>3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">
                <text:p>2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">
                <text:p>1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">
                <text:p>1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">
                <text:p>1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">
                <text:p>1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